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.556cm" fo:min-width="2.30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278cm" fo:min-width="1.501cm"/>
    </style:style>
    <style:style style:name="gr3" style:family="graphic" style:parent-style-name="standard">
      <style:graphic-properties draw:textarea-horizontal-align="justify" draw:textarea-vertical-align="top" draw:auto-grow-height="false" fo:min-height="1.751cm" fo:min-width="1.79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51cm" fo:min-width="0.55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57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9" style:family="graphic" style:parent-style-name="objectwithoutfill">
      <style:graphic-properties draw:marker-end="Arrowheads_20_27" draw:marker-end-width="0.3cm" draw:fill="none" draw:textarea-vertical-align="middle"/>
    </style:style>
    <style:style style:name="gr10" style:family="graphic" style:parent-style-name="objectwithoutfill">
      <style:graphic-properties draw:marker-end="Arrowheads_20_28" draw:marker-end-width="0.3cm" draw:fill="none" draw:textarea-vertical-align="middle"/>
    </style:style>
    <style:style style:name="gr11" style:family="graphic" style:parent-style-name="objectwithoutfill">
      <style:graphic-properties draw:marker-end="Arrowheads_20_32" draw:marker-end-width="0.3cm" draw:fill="none" draw:textarea-vertical-align="middle"/>
    </style:style>
    <style:style style:name="gr12" style:family="graphic" style:parent-style-name="objectwithoutfill">
      <style:graphic-properties draw:marker-end="Arrowheads_20_34" draw:marker-end-width="0.3cm" draw:fill="none" draw:textarea-vertical-align="middle"/>
    </style:style>
    <style:style style:name="gr13" style:family="graphic" style:parent-style-name="objectwithoutfill">
      <style:graphic-properties draw:marker-end="Arrowheads_20_36" draw:marker-end-width="0.3cm" draw:fill="none" draw:textarea-vertical-align="middle"/>
    </style:style>
    <style:style style:name="gr14" style:family="graphic" style:parent-style-name="objectwithoutfill">
      <style:graphic-properties draw:marker-end="Arrowheads_20_42" draw:marker-end-width="0.3cm" draw:fill="none" draw:textarea-vertical-align="middle"/>
    </style:style>
    <style:style style:name="gr15" style:family="graphic" style:parent-style-name="objectwithoutfill">
      <style:graphic-properties draw:marker-end="Arrowheads_20_48" draw:marker-end-width="0.3cm" draw:fill="none" draw:textarea-vertical-align="middle"/>
    </style:style>
    <style:style style:name="gr16" style:family="graphic" style:parent-style-name="objectwithoutfill">
      <style:graphic-properties draw:marker-end="Arrowheads_20_49" draw:marker-end-width="0.3cm" draw:fill="none" draw:textarea-vertical-align="middle"/>
    </style:style>
    <style:style style:name="gr17" style:family="graphic" style:parent-style-name="objectwithoutfill">
      <style:graphic-properties draw:marker-end="Arrowheads_20_52" draw:marker-end-width="0.3cm" draw:fill="none" draw:textarea-vertical-align="middle"/>
    </style:style>
    <style:style style:name="gr18" style:family="graphic" style:parent-style-name="objectwithoutfill">
      <style:graphic-properties draw:marker-end="Arrowheads_20_56" draw:marker-end-width="0.3cm" draw:fill="none" draw:textarea-vertical-align="middle"/>
    </style:style>
    <style:style style:name="gr19" style:family="graphic" style:parent-style-name="objectwithoutfill">
      <style:graphic-properties draw:marker-end="Arrowheads_20_61" draw:marker-end-width="0.3cm" draw:fill="none" draw:textarea-vertical-align="middle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objectwithoutfill">
      <style:graphic-properties draw:marker-end="Arrowheads_20_62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9" draw:id="id9">
          <draw:custom-shape draw:style-name="gr1" draw:text-style-name="P1" draw:layer="layout" svg:width="3cm" svg:height="2cm" svg:x="12cm" svg:y="12cm">
            <text:p text:style-name="P1"><text:span text:style-name="T1">Condition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2cm" svg:height="1cm" svg:x="12.5cm" svg:y="12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ustom-shape draw:style-name="gr1" draw:text-style-name="P1" xml:id="id6" draw:id="id6" draw:layer="layout" svg:width="3cm" svg:height="2cm" svg:x="12cm" svg:y="7cm">
          <text:p text:style-name="P1"><text:span text:style-name="T1">Subscrip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1cm" svg:x="12.5cm" svg:y="7.7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4" draw:id="id4" draw:layer="layout" svg:width="3cm" svg:height="2cm" svg:x="18cm" svg:y="12cm">
          <text:p text:style-name="P1"><text:span text:style-name="T1">Match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1cm" svg:x="18.5cm" svg:y="12.7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 xml:id="id7" draw:id="id7">
          <draw:custom-shape draw:style-name="gr3" draw:text-style-name="P1" draw:layer="layout" svg:width="3cm" svg:height="2cm" svg:x="6cm" svg:y="7cm">
            <text:p text:style-name="P1"><text:span text:style-name="T1">Resolver</text:span>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custom-shape draw:style-name="gr4" draw:text-style-name="P3" draw:layer="layout" svg:width="2cm" svg:height="1cm" svg:x="6.5cm" svg:y="7.75cm">
            <text:p/>
  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</draw:g>
        <draw:custom-shape draw:style-name="gr1" draw:text-style-name="P1" xml:id="id5" draw:id="id5" draw:layer="layout" svg:width="3cm" svg:height="2cm" svg:x="12cm" svg:y="2cm">
          <text:p text:style-name="P1"><text:span text:style-name="T1">API</text:span></text:p>
          <text:p text:style-name="P1"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3.5cm" svg:height="1.827cm" svg:x="13.5cm" svg:y="4.5cm">
          <draw:text-box>
            <text:p><text:span text:style-name="T1">Create, </text:span></text:p>
            <text:p><text:span text:style-name="T1">Read, </text:span></text:p>
            <text:p><text:span text:style-name="T1">Delete,</text:span></text:p>
            <text:p><text:span text:style-name="T1">Search by Account</text:span></text:p>
          </draw:text-box>
        </draw:frame>
        <draw:frame draw:style-name="gr6" draw:text-style-name="P4" draw:layer="layout" svg:width="1.75cm" svg:height="1.039cm" svg:x="13.5cm" svg:y="10cm">
          <draw:text-box>
            <text:p><text:span text:style-name="T1">Create,</text:span></text:p>
            <text:p><text:span text:style-name="T1">Delete</text:span></text:p>
          </draw:text-box>
        </draw:frame>
        <draw:frame draw:style-name="gr6" draw:text-style-name="P4" draw:layer="layout" svg:width="2.25cm" svg:height="1.039cm" svg:x="10.25cm" svg:y="9.5cm">
          <draw:text-box>
            <text:p><text:span text:style-name="T1">Search by Key/Value</text:span></text:p>
          </draw:text-box>
        </draw:frame>
        <draw:frame draw:style-name="gr6" draw:text-style-name="P4" draw:layer="layout" svg:width="2.25cm" svg:height="1.039cm" svg:x="9.5cm" svg:y="7cm">
          <draw:text-box>
            <text:p><text:span text:style-name="T1">Search by Condition</text:span></text:p>
          </draw:text-box>
        </draw:frame>
        <draw:frame draw:style-name="gr7" draw:text-style-name="P4" draw:layer="layout" svg:width="2cm" svg:height="0.645cm" svg:x="11.75cm" svg:y="15.355cm">
          <draw:text-box>
            <text:p><text:span text:style-name="T1">Register</text:span></text:p>
          </draw:text-box>
        </draw:frame>
        <draw:frame draw:style-name="gr7" draw:text-style-name="P4" draw:layer="layout" svg:width="1.5cm" svg:height="0.645cm" svg:x="7.5cm" svg:y="17.355cm">
          <draw:text-box>
            <text:p><text:span text:style-name="T1">Insert</text:span></text:p>
          </draw:text-box>
        </draw:frame>
        <draw:custom-shape draw:style-name="gr1" draw:text-style-name="P1" xml:id="id8" draw:id="id8" draw:layer="layout" svg:width="3cm" svg:height="2cm" svg:x="2cm" svg:y="12cm">
          <text:p text:style-name="P1"><text:span text:style-name="T1">Produc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3" draw:id="id3">
          <draw:custom-shape draw:style-name="gr1" draw:text-style-name="P1" xml:id="id2" draw:id="id2" draw:layer="layout" svg:width="3cm" svg:height="2cm" svg:x="24cm" svg:y="12cm">
            <text:p text:style-name="P1"><text:span text:style-name="T1">Messag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2cm" svg:height="1cm" svg:x="24.5cm" svg:y="12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ustom-shape draw:style-name="gr1" draw:text-style-name="P1" xml:id="id1" draw:id="id1" draw:layer="layout" svg:width="3cm" svg:height="2cm" svg:x="18cm" svg:y="7cm">
          <text:p text:style-name="P1"><text:span text:style-name="T1">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" draw:layer="layout" svg:width="2.25cm" svg:height="1.039cm" svg:x="21.5cm" svg:y="13cm">
          <draw:text-box>
            <text:p><text:span text:style-name="T1">Search by</text:span></text:p>
            <text:p><text:span text:style-name="T1">Message</text:span></text:p>
          </draw:text-box>
        </draw:frame>
        <draw:frame draw:style-name="gr6" draw:text-style-name="P4" draw:layer="layout" svg:width="2.25cm" svg:height="1.039cm" svg:x="3.5cm" svg:y="8cm">
          <draw:text-box>
            <text:p><text:span text:style-name="T1">Submit </text:span></text:p>
            <text:p><text:span text:style-name="T1">Messages</text:span></text:p>
          </draw:text-box>
        </draw:frame>
        <draw:frame draw:style-name="gr7" draw:text-style-name="P4" draw:layer="layout" svg:width="3.5cm" svg:height="0.645cm" svg:x="7.5cm" svg:y="3cm">
          <draw:text-box>
            <text:p><text:span text:style-name="T1">Submit Messages</text:span></text:p>
          </draw:text-box>
        </draw:frame>
        <draw:connector draw:style-name="gr9" draw:text-style-name="P5" draw:layer="layout" svg:x1="21cm" svg:y1="8cm" svg:x2="25.5cm" svg:y2="12cm" draw:start-shape="id1" draw:start-glue-point="1" draw:end-shape="id2" draw:end-glue-point="0" svg:d="M21000 8000h4500v4000" svg:viewBox="0 0 4501 4001">
          <text:p/>
        </draw:connector>
        <draw:frame draw:style-name="gr6" draw:text-style-name="P4" draw:layer="layout" svg:width="2.75cm" svg:height="1.039cm" svg:x="19.5cm" svg:y="10cm">
          <draw:text-box>
            <text:p><text:span text:style-name="T1">Withdraw </text:span></text:p>
            <text:p><text:span text:style-name="T1">by Account</text:span></text:p>
          </draw:text-box>
        </draw:frame>
        <draw:connector draw:style-name="gr10" draw:text-style-name="P5" draw:layer="layout" draw:type="line" svg:x1="24cm" svg:y1="13cm" svg:x2="21cm" svg:y2="13cm" draw:start-shape="id3" draw:start-glue-point="3" draw:end-shape="id4" draw:end-glue-point="1" svg:d="M24000 13000h-3000" svg:viewBox="0 0 3001 1">
          <text:p/>
        </draw:connector>
        <draw:frame draw:style-name="gr7" draw:text-style-name="P4" draw:layer="layout" svg:width="2.75cm" svg:height="0.645cm" svg:x="22.75cm" svg:y="8cm">
          <draw:text-box>
            <text:p><text:span text:style-name="T1">Search by Ids</text:span></text:p>
          </draw:text-box>
        </draw:frame>
        <draw:frame draw:style-name="gr6" draw:text-style-name="P4" draw:layer="layout" svg:width="2.5cm" svg:height="1.039cm" svg:x="17cm" svg:y="3cm">
          <draw:text-box>
            <text:p><text:span text:style-name="T1">Messages by Account</text:span></text:p>
          </draw:text-box>
        </draw:frame>
        <draw:connector draw:style-name="gr11" draw:text-style-name="P5" draw:layer="layout" svg:x1="13.5cm" svg:y1="4cm" svg:x2="13.5cm" svg:y2="7cm" draw:start-shape="id5" draw:start-glue-point="2" draw:end-shape="id6" draw:end-glue-point="0" svg:d="M13500 4000v3000" svg:viewBox="0 0 1 3001">
          <text:p/>
        </draw:connector>
        <draw:connector draw:style-name="gr12" draw:text-style-name="P5" draw:layer="layout" svg:x1="9cm" svg:y1="8cm" svg:x2="12cm" svg:y2="8cm" draw:start-shape="id7" draw:start-glue-point="1" draw:end-shape="id6" draw:end-glue-point="3" svg:d="M9000 8000h3000" svg:viewBox="0 0 3001 1">
          <text:p/>
        </draw:connector>
        <draw:connector draw:style-name="gr13" draw:text-style-name="P5" draw:layer="layout" svg:x1="12cm" svg:y1="3cm" svg:x2="7.5cm" svg:y2="7cm" draw:start-shape="id5" draw:start-glue-point="3" draw:end-shape="id7" draw:end-glue-point="0" svg:d="M12000 3000h-4500v4000" svg:viewBox="0 0 4501 4001">
          <text:p/>
        </draw:connector>
        <draw:connector draw:style-name="gr14" draw:text-style-name="P5" draw:layer="layout" svg:x1="3.5cm" svg:y1="12cm" svg:x2="6cm" svg:y2="8cm" draw:start-shape="id8" draw:start-glue-point="0" draw:end-shape="id7" draw:end-glue-point="3" svg:d="M3500 12000v-4000h2500" svg:viewBox="0 0 2501 4001">
          <text:p/>
        </draw:connector>
        <draw:connector draw:style-name="gr15" draw:text-style-name="P5" draw:layer="layout" draw:type="line" svg:x1="19.5cm" svg:y1="9cm" svg:x2="19.5cm" svg:y2="12cm" draw:start-shape="id1" draw:start-glue-point="2" draw:end-shape="id4" draw:end-glue-point="0" svg:d="M19500 9000v3000" svg:viewBox="0 0 1 3001">
          <text:p/>
        </draw:connector>
        <draw:connector draw:style-name="gr16" draw:text-style-name="P5" draw:layer="layout" draw:type="line" svg:x1="13.5cm" svg:y1="9cm" svg:x2="13.5cm" svg:y2="12cm" draw:start-shape="id6" draw:start-glue-point="2" draw:end-shape="id9" draw:end-glue-point="0" svg:d="M13500 9000v3000" svg:viewBox="0 0 1 3001">
          <text:p/>
        </draw:connector>
        <draw:connector draw:style-name="gr17" draw:text-style-name="P5" draw:layer="layout" draw:type="line" svg:x1="9cm" svg:y1="8cm" svg:x2="12cm" svg:y2="13cm" draw:start-shape="id7" draw:start-glue-point="1" draw:end-shape="id9" draw:end-glue-point="3" svg:d="M9000 8000l3000 5000" svg:viewBox="0 0 3001 5001">
          <text:p/>
        </draw:connector>
        <draw:connector draw:style-name="gr18" draw:text-style-name="P5" draw:layer="layout" draw:line-skew="3.498cm" svg:x1="7.5cm" svg:y1="9cm" svg:x2="25.5cm" svg:y2="14cm" draw:start-shape="id7" draw:start-glue-point="2" draw:end-shape="id3" draw:end-glue-point="2" svg:d="M7500 9000v9000h18000v-4000" svg:viewBox="0 0 18001 9001">
          <text:p/>
        </draw:connector>
        <draw:connector draw:style-name="gr19" draw:text-style-name="P5" xml:id="id10" draw:id="id10" draw:layer="layout" draw:line-skew="0.75cm" svg:x1="11.759cm" svg:y1="15.998cm" svg:x2="19.5cm" svg:y2="14cm" draw:end-shape="id4" draw:end-glue-point="2" svg:d="M11759 15998v2h7741v-2000" svg:viewBox="0 0 7742 2001">
          <text:p/>
        </draw:connector>
        <draw:connector draw:style-name="gr20" draw:text-style-name="P5" draw:layer="layout" draw:type="line" svg:x1="7.5cm" svg:y1="9cm" svg:x2="11.759cm" svg:y2="15.998cm" draw:start-shape="id7" draw:start-glue-point="2" draw:end-shape="id10" draw:end-glue-point="2" svg:d="M7500 9000l4259 6998" svg:viewBox="0 0 4260 6999">
          <text:p/>
        </draw:connector>
        <draw:connector draw:style-name="gr21" draw:text-style-name="P5" draw:layer="layout" svg:x1="19.5cm" svg:y1="7cm" svg:x2="15cm" svg:y2="3cm" draw:start-shape="id1" draw:start-glue-point="0" draw:end-shape="id5" draw:end-glue-point="1" svg:d="M19500 7000v-4000h-4500" svg:viewBox="0 0 4501 40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4" draw:display-name="Arrowheads 34" svg:viewBox="0 0 20 20" svg:d="M0 20l10-20 10 20z"/>
    <draw:marker draw:name="Arrowheads_20_36" draw:display-name="Arrowheads 36" svg:viewBox="0 0 20 20" svg:d="M0 20l10-20 10 20z"/>
    <draw:marker draw:name="Arrowheads_20_42" draw:display-name="Arrowheads 42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2" draw:display-name="Arrowheads 52" svg:viewBox="0 0 20 20" svg:d="M0 20l10-20 10 20z"/>
    <draw:marker draw:name="Arrowheads_20_56" draw:display-name="Arrowheads 56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8:05:08.093131060</meta:creation-date>
    <dc:date>2023-03-29T16:19:43.050352804</dc:date>
    <meta:editing-duration>PT3H14M15S</meta:editing-duration>
    <meta:editing-cycles>12</meta:editing-cycles>
    <meta:generator>LibreOffice/7.4.2.3$Linux_X86_64 LibreOffice_project/40$Build-3</meta:generator>
    <meta:document-statistic meta:object-count="41"/>
  </office:meta>
</office:document-meta>
</file>